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.65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1.1mm"/>
    </style:style>
    <style:style style:name="co6" style:family="table-column">
      <style:table-column-properties fo:break-before="auto" style:column-width="6.8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2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9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10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11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0005478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8" table:default-cell-style-name="ce2"/>
        <table:table-column table:style-name="co7" table:number-columns-repeated="899" table:default-cell-style-name="ce2"/>
        <table:table-column table:style-name="co7" table:number-columns-repeated="112" table:default-cell-style-name="ce11"/>
        <table:table-row table:style-name="ro1">
          <table:table-cell table:style-name="ce1" office:value-type="string" calcext:value-type="string" table:number-columns-spanned="2" table:number-rows-spanned="1">
            <text:p>一覧へ</text:p>
          </table:table-cell>
          <table:covered-table-cell/>
          <table:table-cell table:style-name="ce1" office:value-type="string" calcext:value-type="string" table:number-columns-spanned="2" table:number-rows-spanned="1">
            <text:p>月更新</text:p>
          </table:table-cell>
          <table:covered-table-cell/>
          <table:table-cell table:style-name="ce6" office:value-type="string" calcext:value-type="string">
            <text:p>00054785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1">
          <table:table-cell table:style-name="ce3"/>
          <table:table-cell table:number-columns-repeated="2" table:style-name="ce3" office:value-type="float" office:value="28" calcext:value-type="float">
            <text:p>28</text:p>
          </table:table-cell>
          <table:table-cell table:style-name="ce5"/>
          <table:table-cell table:style-name="ce7" office:value-type="date" office:date-value="2018-10-01" calcext:value-type="date">
            <text:p>2018-10-01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02" calcext:value-type="date">
            <text:p>2018-10-02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03" calcext:value-type="date">
            <text:p>2018-10-03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04" calcext:value-type="date">
            <text:p>2018-10-04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05" calcext:value-type="date">
            <text:p>2018-10-05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10-06" calcext:value-type="date">
            <text:p>2018-10-06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0-07" calcext:value-type="date">
            <text:p>2018-10-07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10" office:value-type="date" office:date-value="2018-10-08" calcext:value-type="date">
            <text:p>2018-10-08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09" calcext:value-type="date">
            <text:p>2018-10-09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10" calcext:value-type="date">
            <text:p>2018-10-10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11" calcext:value-type="date">
            <text:p>2018-10-11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12" calcext:value-type="date">
            <text:p>2018-10-12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10-13" calcext:value-type="date">
            <text:p>2018-10-13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0-14" calcext:value-type="date">
            <text:p>2018-10-14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15" calcext:value-type="date">
            <text:p>2018-10-15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16" calcext:value-type="date">
            <text:p>2018-10-16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17" calcext:value-type="date">
            <text:p>2018-10-17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18" calcext:value-type="date">
            <text:p>2018-10-18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19" calcext:value-type="date">
            <text:p>2018-10-19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10-20" calcext:value-type="date">
            <text:p>2018-10-20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0-21" calcext:value-type="date">
            <text:p>2018-10-21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22" calcext:value-type="date">
            <text:p>2018-10-22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23" calcext:value-type="date">
            <text:p>2018-10-23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24" calcext:value-type="date">
            <text:p>2018-10-24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25" calcext:value-type="date">
            <text:p>2018-10-25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26" calcext:value-type="date">
            <text:p>2018-10-26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10-27" calcext:value-type="date">
            <text:p>2018-10-27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0-28" calcext:value-type="date">
            <text:p>2018-10-28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29" calcext:value-type="date">
            <text:p>2018-10-29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0-30" calcext:value-type="date">
            <text:p>2018-10-30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 office:value-type="float" office:value="30" calcext:value-type="float">
            <text:p>30</text:p>
          </table:table-cell>
          <table:table-cell table:style-name="ce7" office:value-type="date" office:date-value="2018-10-31" calcext:value-type="date">
            <text:p>2018-10-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ＭＳ Ｐゴシック1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1T12:36:45.744799305</dc:date>
    <meta:editing-duration>P0D</meta:editing-duration>
    <meta:editing-cycles>1</meta:editing-cycles>
    <meta:document-statistic meta:table-count="1" meta:cell-count="59" meta:object-count="0"/>
    <meta:generator>LibreOffice/5.4.1.2$Linux_x86 LibreOffice_project/ea7cb86e6eeb2bf3a5af73a8f7777ac570321527</meta:generator>
  </office:meta>
</office:document-meta>
</file>